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7" style:family="paragraph" style:parent-style-name="Standard">
      <style:paragraph-properties fo:margin-left="0in" fo:margin-right="-0.0299in" fo:text-indent="0in" style:auto-text-indent="false">
        <style:tab-stops>
          <style:tab-stop style:position="1.2189in"/>
          <style:tab-stop style:position="1.302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Oct 14, 2017 no running</text:p>
      <text:p text:style-name="P1"/>
      <text:p text:style-name="P1">Sun Oct 15, 2017 <text:span text:style-name="T1">26.2 miles </text:span></text:p>
      <text:p text:style-name="P1">I ran the Amsterdam Marathon. <text:s/>It was warm and very humid for the last 10 miles and I had to drink a lot. <text:s/>I think I was over trained for this run because I ran a good deal faster 5 weeks ago in the Erie Marathon. <text:s/>On the other hand, it was a very nice experience. <text:s/>There were about 11,400 runners in the marathon. <text:s/>I had 10 family members and friends out on the course and at the end cheering for me. <text:s/>Time: 4:26:12</text:p>
      <text:p text:style-name="P1"/>
      <text:p text:style-name="P1">Mon Oct 16, 2017 <text:s/><text:span text:style-name="T1">3 miles</text:span></text:p>
      <text:p text:style-name="P1">A bakfiets is a bike that has a box in the front that is large enough to carry small children. Joe had his dog Figo in his bakfiets and I rode on a bike 1 mile to Amsterdamse Bos (Amsterdam's Woods). <text:s/>We all walked on trails and paths for 2.5 miles and had a great time. <text:s/>Then we rode 1 mile back. </text:p>
      <text:p text:style-name="P1"/>
      <text:p text:style-name="P1">Tues Oct 17, 2017 <text:span text:style-name="T1">3 miles</text:span></text:p>
      <text:p text:style-name="P1">I walked and ran 3 miles.</text:p>
      <text:p text:style-name="P1"/>
      <text:p text:style-name="P1">Wed Oct 18, 2017 <text:span text:style-name="T1">3.35 miles</text:span></text:p>
      <text:p text:style-name="P1">I ran 3 miles on walking paths. Splits: 9:17, 8:39, 8:41 <text:s/>average pace = 8:52/mile</text:p>
      <text:p text:style-name="P1">I walked 0.35 miles at average pace of 15:18/mile. </text:p>
      <text:p text:style-name="P1"/>
      <text:p text:style-name="P1">Thur Oct 19, 2017 <text:span text:style-name="T1">4.5 miles</text:span></text:p>
      <text:p text:style-name="P1">jogged ¼ mile </text:p>
      <text:p text:style-name="P1">I ran 4 miles on walking and bike paths in 35:41, out in 18:13 and back in 17:28.</text:p>
      <text:p text:style-name="P1">jogged ¼ mile</text:p>
      <text:p text:style-name="P1"/>
      <text:p text:style-name="P1">Fri Oct 20, 2017 <text:span text:style-name="T1">5 miles</text:span></text:p>
      <text:p text:style-name="P1">jogged ½ mile </text:p>
      <text:p text:style-name="P1">I did the same run as yesterday only faster.</text:p>
      <text:p text:style-name="P1">I ran 4 miles on walking and bike paths in 34:36, out in 17:55 and back in 16:41.</text:p>
      <text:p text:style-name="P1">jogged ½ mile</text:p>
      <text:p text:style-name="P1"/>
      <text:p text:style-name="P2">45.1miles in the last week </text:p>
      <text:p text:style-name="P2"/>
      <text:p text:style-name="P2"/>
      <text:p text:style-name="P2"/>
      <text:p text:style-name="P2"/>
      <text:p text:style-name="P1"><text:soft-page-break/>Sat Oct 21, 2017 <text:span text:style-name="T1">no running</text:span></text:p>
      <text:p text:style-name="P1">We flew from Amsterdam to Milan Italy and traveled to Lake Como.</text:p>
      <text:p text:style-name="P1"/>
      <text:p text:style-name="P1">Sun Oct 22, 2017<text:span text:style-name="T1"> 6 miles</text:span></text:p>
      <text:p text:style-name="P1">First I walked about 3 miles near Lake Como in Argegno.</text:p>
      <text:p text:style-name="P1">Later ran up a hill that went up about 550 feet in 1.5 miles then I turned around and ran down.</text:p>
      <text:p text:style-name="P1"/>
      <text:p text:style-name="P1">Mon Oct 23, 2017 <text:span text:style-name="T1">3.5 miles</text:span></text:p>
      <text:p text:style-name="P1">I walked about 3.5 miles on very hilly roads near Lake Como.</text:p>
      <text:p text:style-name="P1"/>
      <text:p text:style-name="P1">Tues Oct 24, 2017 <text:span text:style-name="T1">3 miles</text:span></text:p>
      <text:p text:style-name="P1">I walked and ran about 3 miles on hilly walking paths near Lake Como.</text:p>
      <text:p text:style-name="P1"/>
      <text:p text:style-name="P1">Wed Oct 25, 2017 <text:span text:style-name="T1">2.6 miles</text:span></text:p>
      <text:p text:style-name="P1">I ran and walked up and down a tough hill twice. <text:s/>The hill was 0.65 miles long and gained 406 feet.</text:p>
      <text:p text:style-name="P1">Time up: 11:50</text:p>
      <text:p text:style-name="P1">Time down: 7:58</text:p>
      <text:p text:style-name="P1">Time up: 11:12</text:p>
      <text:p text:style-name="P1">Time down: <text:s/>7:51</text:p>
      <text:p text:style-name="P1">This was a very good hill work out.</text:p>
      <text:p text:style-name="P1"/>
      <text:p text:style-name="P1">Thur Oct 26, 2017 <text:span text:style-name="T1">4 miles</text:span></text:p>
      <text:p text:style-name="P1">I walked about 2 miles in Bellagio and Varenna near Lake Como. Later I ran and walked about 2 miles in about 40 minutes. This included up and down a steep hill in Varenna. <text:s/>It was a 600 foot ascent on a cobblestone path with no level spots.</text:p>
      <text:p text:style-name="P1"/>
      <text:p text:style-name="P1">Fri Oct 27, 2017 <text:span text:style-name="T1">4.5 miles</text:span></text:p>
      <text:p text:style-name="P1">I ran and walked about 3 miles. This included up and down a steep hill in Varenna. <text:s/>It was a 600 foot ascent on a cobblestone path with no level spots. Later I walked about 1.5 miles.</text:p>
      <text:p text:style-name="P1"/>
      <text:p text:style-name="P2">23.6 miles in the last week </text:p>
      <text:p text:style-name="P2"/>
      <text:p text:style-name="P2"/>
      <text:p text:style-name="P2"/>
      <text:p text:style-name="P2"/>
      <text:p text:style-name="P2"/>
      <text:p text:style-name="P3"><text:soft-page-break/>Sat Oct 28, 2017 <text:span text:style-name="T1">2.5 miles</text:span></text:p>
      <text:p text:style-name="P3">In Varenna I jogged ¼ mile to warm up and then ran 1 mile out and 1 mile back.</text:p>
      <text:p text:style-name="P3">Splits: 8:40 and 8:23. Then I warmed down with a ¼ mile jog. </text:p>
      <text:p text:style-name="P3">We traveled to Milan and flew back to Amsterdam. </text:p>
      <text:p text:style-name="P3"/>
      <text:p text:style-name="P5"><text:span text:style-name="T5">Sun Oct 29</text:span><text:span text:style-name="T3">, 2017 </text:span><text:span text:style-name="T4">6.75 miles</text:span><text:span text:style-name="T3"> </text:span></text:p>
      <text:p text:style-name="P3">In Amsterdam I warmed up with a ¼ mile jog and then ran out and back 6 miles on flat bike paths and roads. Splits: 8:40, 8:28, 8:15, 8:25, 8:26, 8:06. <text:s/>I warmed down with a ½ mile jog. <text:s/>Average pace = 8:23/mile </text:p>
      <text:p text:style-name="P3"/>
      <text:p text:style-name="P4">I am going to gradually increase the amount of interval training I am doing.</text:p>
      <text:p text:style-name="P3"/>
      <text:p text:style-name="P3">Mon Oct 30, 2017 <text:span text:style-name="T1">3 miles</text:span></text:p>
      <text:p text:style-name="P3">I ran 3 miles on bike paths in 28:33. The run included 2 x ½ mile with a ¼ mile jog between the halves. <text:s/>The times of the ½ miles were 3:54 and 3:56.</text:p>
      <text:p text:style-name="P3"/>
      <text:p text:style-name="P3">Tues Oct 31, 2017 <text:span text:style-name="T1">4 miles</text:span></text:p>
      <text:p text:style-name="P3">I ran 4 miles on flat roads and bike paths averaging 9:30/mile.</text:p>
      <text:p text:style-name="P3"/>
      <text:p text:style-name="P3">Wed Nov 1, 2017 <text:span text:style-name="T1">4.25 miles</text:span></text:p>
      <text:p text:style-name="P3">I ran 1.5 miles at about 9:30/mile and then rested 1 minute. <text:s/>On a long straight bike path, <text:s/>I ran 3 x ½ mile with ¼ mile jogs between the half miles. The ½ mile times were 3:54, 3:44 and 3:49. I jogged ¾ miles to warm down.</text:p>
      <text:p text:style-name="P3"/>
      <text:p text:style-name="P3">Thurs Nov 2, 2017 <text:span text:style-name="T1">4.75 miles</text:span></text:p>
      <text:p text:style-name="P3">I warmed up with a ½ mile jog and then ran 4 miles on flat bike paths. The average pace was 9:25/mile. <text:span text:style-name="T2"><text:s/></text:span>I warmed down with a ¼ mile jog.</text:p>
      <text:p text:style-name="P3"/>
      <text:p text:style-name="P3">Fri Nov 3, 2017 <text:span text:style-name="T1">3 miles</text:span></text:p>
      <text:p text:style-name="P3">I rode a bike 5 miles and ran and walked 1.5 miles. The 5 miles of bike riding I take equivalent to about 1.5 miles of running.</text:p>
      <text:p text:style-name="P3"/>
      <text:p text:style-name="P4">28.25 miles in the last week</text:p>
      <text:p text:style-name="P6"/>
      <text:p text:style-name="P6"/>
      <text:p text:style-name="P6"><text:soft-page-break/>Sat Nov 4, 2017 <text:span text:style-name="T1">7.5 miles</text:span></text:p>
      <text:p text:style-name="P6">I warmed up with 1.5 miles that included about 10 short pickups. <text:s/></text:p>
      <text:p text:style-name="P6">Then I ran intervals on a long, straight, flat bike path. </text:p>
      <text:p text:style-name="P6">I ran 6 x ½ mile with a ¼ mile jog after each ½ mile. The jogs took about 3:30. <text:s/>The times for the ½ miles were: 3:56, 3:59, 3:57, 3:54, 3:53, 3:44</text:p>
      <text:p text:style-name="P7">I rested 2 minutes and ran 2 x 0.2 miles with a 0.3 mile jog between the 0.2 mile runs. <text:s/>The times for the 0.2 mile runs were 82.3s (6:51/mile) and 85.5s (7:07/mile). I warmed down with a 0.55 mile jog.</text:p>
      <text:p text:style-name="P6"/>
      <text:p text:style-name="P6">Sun Nov 5, 2017 <text:span text:style-name="T1">4 miles</text:span></text:p>
      <text:p text:style-name="P6">I warmed up with ½ mile, ran 3 miles and warmed down with ½ mile. <text:s/>The average pace for the 3 miles was 9:19/mile. <text:s/>I felt good after yesterday's tough workout.</text:p>
      <text:p text:style-name="P6"/>
      <text:p text:style-name="P6">Mon Nov 6, 2017 <text:span text:style-name="T1">4 miles</text:span></text:p>
      <text:p text:style-name="P6">I warmed up with ¼ mile, ran 3 miles and warmed down with ¾ mile. <text:s/>The average pace for the 3 miles was 8:53/mile.</text:p>
      <text:p text:style-name="P8">After yesterday and today's runs I think I am ready for a good tempo run tomorrow.</text:p>
      <text:p text:style-name="P8"/>
      <text:p text:style-name="P6">Tues Nov 7, 2017 <text:span text:style-name="T1">9 miles</text:span> </text:p>
      <text:p text:style-name="P6">I warmed up with a ½ mile jog and then ran out and back 6 miles on flat bike paths and roads. Splits: 8:32, 8:31, 8:31, 8:20, 8:09, 7:58. <text:s/>I warmed down with a ½ mile jog. <text:s/>The average pace for the 6 mile run = 8:20/mile. </text:p>
      <text:p text:style-name="P6">Compare this 6 mile run with the one I had on Sun Oct 29 on the same course. Then the splits were 8:40, 8:28, 8:15, 8:25, 8:26, 8:06. <text:s/>Today I felt more in control of the pace and stronger. The interval training is already proving beneficial.</text:p>
      <text:p text:style-name="P6">Later on in the day I ran and walked 2 miles.</text:p>
      <text:p text:style-name="P6"/>
      <text:p text:style-name="P6">Wed Nov 8, 2017 <text:span text:style-name="T1">2 miles</text:span></text:p>
      <text:p text:style-name="P6">I ran 1 mile at various paces. <text:s/>Later I road 3 miles on a bike at various speeds. <text:s/>I take the 3 miles of bike riding to be equivalent to 1 mile of running.</text:p>
      <text:p text:style-name="P6"/>
      <text:p text:style-name="P6">Thur Nov 9, 2017 <text:span text:style-name="T1">4.5 miles </text:span></text:p>
      <text:p text:style-name="P6">I road 9 miles on a bike and ran about 1.5 miles. <text:s/>I take 9 miles of bike riding to be equivalent to 3 miles of running.</text:p>
      <text:p text:style-name="P6"/>
      <text:p text:style-name="P6">Fri Nov 10, 2017 <text:span text:style-name="T1">4.75 miles</text:span></text:p>
      <text:p text:style-name="P6">I was going to run intervals but didn't feel up to it. <text:s/>I ran 4 miles averaging 9:47 and then jogged 0.75 miles.</text:p>
      <text:p text:style-name="P8"/>
      <text:p text:style-name="P8">35.75 miles in the last week.</text:p>
      <text:p text:style-name="P4"><text:soft-page-break/><text:span text:style-name="T6">Sat Nov 11, 2017</text:span> 5 miles</text:p>
      <text:p text:style-name="P3">I ran 2 miles in 19:00 and rested 1 minute. Then I ran 4 x 0.2 miles with a 0.3 mile jog between the runs. The times for the 0.2 mile runs were 84s, 88s, 83s and 84s. The average pace for these was near to 7:00/mile. <text:s/>I warmed down with a 1.3 mile jog.</text:p>
      <text:p text:style-name="P3"/>
      <text:p text:style-name="P3">Sun Nov 12, 2017 <text:span text:style-name="T1">0.5 miles</text:span></text:p>
      <text:p text:style-name="P3">I ran a half mile before we flew from Amsterdam to Toronto. I have a cold.</text:p>
      <text:p text:style-name="P3"/>
      <text:p text:style-name="P3">Mon Nov 13, 2017 <text:span text:style-name="T1">no running</text:span></text:p>
      <text:p text:style-name="P3">We drove home from Toronto. <text:s/>My cold is a little better.</text:p>
      <text:p text:style-name="P3"/>
      <text:p text:style-name="P3">Tues Nov 14, 2017 <text:span text:style-name="T1">no running</text:span></text:p>
      <text:p text:style-name="P3">My cold is no better. <text:s/></text:p>
      <text:p text:style-name="P3"/>
      <text:p text:style-name="P3">Wed Nov 15, 2017 <text:span text:style-name="T1">2 miles</text:span></text:p>
      <text:p text:style-name="P3">I ran and walked on a treadmill: </text:p>
      <text:p text:style-name="P3">1 mile in 9:00, ¼ mile walk in 3:30, ½ mile in 4:15 and ¼ mile walk in 3:30</text:p>
      <text:p text:style-name="P3">My cold is somewhat better. </text:p>
      <text:p text:style-name="P3"/>
      <text:p text:style-name="P3">Thur Nov 16, 2017 <text:span text:style-name="T1">4 miles</text:span> <text:s text:c="2"/></text:p>
      <text:p text:style-name="P3">I ran 1 mile on the indoor track in 4:43 + 4:12 = 8:55 and rested 5 minutes.</text:p>
      <text:p text:style-name="P3">I then ran 3 miles on a treadmill with the following splits:</text:p>
      <text:p text:style-name="P3">1 mile in 9:00, 1 mile in 8:38, ¼ mile jog in 2:44, ½ mile in 4:00 and <text:s/>¼ mile jog in 2:44</text:p>
      <text:p text:style-name="P3">My cold is a lot better.</text:p>
      <text:p text:style-name="P3"/>
      <text:p text:style-name="P3">Fri Nov 17, 2017 <text:span text:style-name="T1">5 miles</text:span></text:p>
      <text:p text:style-name="P3">I ran 5 miles on a treadmill in 34:58 or 9:00/mile. <text:s/></text:p>
      <text:p text:style-name="P3">The approximate splits were: mile 9:30, mile 9:00, mile 8:30, mile 9:00, </text:p>
      <text:p text:style-name="P3">(¼ + ½ + ¼ ) mile (2:30 + 4:00 + 2:30) = 9:00.</text:p>
      <text:p text:style-name="P3"/>
      <text:p text:style-name="P3"/>
      <text:p text:style-name="P4">16.5 miles in the last week 16.5 </text:p>
      <text:p text:style-name="P4"/>
      <text:p text:style-name="P4"/>
      <text:p text:style-name="P3"><text:soft-page-break/>Sat Nov 18, 2017 <text:span text:style-name="T1">2 miles</text:span></text:p>
      <text:p text:style-name="P3">I ran 2 miles on a treadmill in 18:30. <text:s/>Then I used 18 weight machines for a full body workout. <text:s/>The weights were fairly light and I did just one set on each machine.</text:p>
      <text:p text:style-name="P3"/>
      <text:p text:style-name="P3">Sun Nov 19, 2017 <text:span text:style-name="T1">4.5 miles</text:span> <text:s/></text:p>
      <text:p text:style-name="P3">I ran 3 miles on a treadmill in 26:59. </text:p>
      <text:p text:style-name="P3">Approximate splits: 9:30, 9:00, 8:30</text:p>
      <text:p text:style-name="P3">I rested 2 minutes and then ran a mile in 8:00 with a ¼ mile before and another after the mile at 10:00/mile pace.</text:p>
      <text:p text:style-name="P3"/>
      <text:p text:style-name="P3">Mon Nov 20, 2017 <text:span text:style-name="T1">2 miles</text:span></text:p>
      <text:p text:style-name="P3">I jogged ½ mile to the Wise Center and ran 1 mile on a treadmill in 9:30. <text:s/>Then I used 18 weight machines for a full body workout. <text:s/>The weights were fairly light and I did just one set on each machine. <text:s/>I jogged ½ mile home.</text:p>
      <text:p text:style-name="P3"/>
      <text:p text:style-name="P3">Tues Nov 21, 2017 <text:span text:style-name="T1">6.5 miles</text:span></text:p>
      <text:p text:style-name="P3">I ran on a treadmill. <text:s/>First I ran 1.5 miles while continually varying my pace between fast and slow. <text:s/>My faster <text:s/>paces were around 8:05/mile. <text:s/>My average pace was 9:00/mile. <text:s/>After resting 4 minutes I ran 6 x ½ mile with a ¼ mile jog before each run. <text:s/>The jogs were all about 3:00. <text:s/>The times for the ½ mile runs were: 4:00, 4:00, 3:56.8, 3:56.8, 3:53.8, 3:53.8. Average time = 3:56.9.</text:p>
      <text:p text:style-name="P3">I warmed down with a ½ mile in 5:13.</text:p>
      <text:p text:style-name="P3"/>
      <text:p text:style-name="P3">Wed Nov 22, 2017 <text:span text:style-name="T1">3 miles</text:span> <text:s text:c="2"/></text:p>
      <text:p text:style-name="P3">I ran 2 miles on hilly roads without a warm up. <text:s/>Splits: 8:56, 8:51</text:p>
      <text:p text:style-name="P3">I warmed down with a mile in 10:10.</text:p>
      <text:p text:style-name="P3"/>
      <text:p text:style-name="P3">Thur Nov 23, 2017 <text:span text:style-name="T1">2 miles</text:span> <text:s text:c="2"/></text:p>
      <text:p text:style-name="P3">I jogged 2 miles on hilly roads 4 hours after our Thanksgiving dinner.</text:p>
      <text:p text:style-name="P3"/>
      <text:p text:style-name="P3">Fri Nov 24, 2017 <text:span text:style-name="T1">1 mile</text:span></text:p>
      <text:p text:style-name="P3">I did yard work for 2 hours and then ran 1 mile on slightly hilly roads in 9:50.</text:p>
      <text:p text:style-name="P3"/>
      <text:p text:style-name="P4">21 miles in the last week</text:p>
      <text:p text:style-name="P4"/>
      <text:p text:style-name="P4"><text:soft-page-break/></text:p>
      <text:p text:style-name="P10">Sat Nov 25, 2017 <text:span text:style-name="T1">5.5 miles</text:span> </text:p>
      <text:p text:style-name="P10">The temperature was in the mid 40's and I wore sweat clothes to run on the high school track. <text:s/>When I run on a track I always run wide on the turns so that 4 laps is a mile. <text:s/>I ran five miles. Splits: 9:18, 9:17, 9:13, 9:06 and 8:17. The last ½ mile was in 4:00. <text:s/>I warmed down with a ½ mile jog.</text:p>
      <text:p text:style-name="P10"/>
      <text:p text:style-name="P10">Sun Nov 26, 2017 <text:span text:style-name="T1">2.25 miles</text:span> <text:s/></text:p>
      <text:p text:style-name="P10">The temperature was in the mid 30's and I wore sweat clothes to run on the high school track. <text:s/>I ran 2 miles in 19:39 going faster as I ran. Then I jogged ¼ mile.</text:p>
      <text:p text:style-name="P10"/>
      <text:p text:style-name="P10">Mon Nov 27, 2017 <text:span text:style-name="T1">5 miles</text:span> <text:s/></text:p>
      <text:p text:style-name="P10">I ran on a treadmill. <text:s/>First I warmed up by running 1.5 miles while continually varying my pace between fast and slow. <text:s/>My faster <text:s/>paces were around 7:50/mile. <text:s/>My average pace was 9:00/mile. <text:s/>After resting 5 minutes I ran a 3 mile tempo run with a ¼ mile jog before and another after the run. <text:s/>The jogs were in about 2:45. <text:s/>The splits for the run were: 8:10, 7:58 and 7:53. <text:s/>Time 24:01 or 8:00/mile </text:p>
      <text:p text:style-name="P10"/>
      <text:p text:style-name="P10">Tues Nov 28, 2017 <text:span text:style-name="T1">2 miles</text:span> <text:s/></text:p>
      <text:p text:style-name="P10">I ran 1.5 miles on hilly roads including 0.5 miles in 4:28. <text:s/>Then I used 18 weight machines for a full body workout. <text:s/>The weights were all about 40 pounds and I did one set of 13 reps on most machines. <text:s/>I jogged ½ mile home. </text:p>
      <text:p text:style-name="P10"/>
      <text:p text:style-name="P10">Wed Nov 29, 2017 <text:span text:style-name="T1">1 mile</text:span> <text:s/></text:p>
      <text:p text:style-name="P10">I was going to run interval ½ miles on a treadmill but when I was warming up I had tightness in my right calf. <text:s/>I stopped running after a half mile in 5:00 and massaged my leg. <text:s/>I started running again and still felt the tightness so I stopped after another half mile in 4:47. <text:s/>I didn't want to take a chance of making the tightness worse.</text:p>
      <text:p text:style-name="P10"/>
      <text:p text:style-name="P10">Thur Nov 30, 2017 <text:span text:style-name="T1">5.25 miles</text:span> <text:s/></text:p>
      <text:p text:style-name="P10">I warmed up 2 miles with Tiffany Hrach and Jim Fitch. We planned to run intervals on the indoor track. <text:s text:c="2"/>I didn't run because my calf was still bothering me. <text:s/>I road a stationary bike at level 12. <text:s/>I know from past rides that 2.8 miles at level 12 is equivalent to about 1 mile of running. <text:s/>Also when the weight setting is 128 pounds the calculated calories used for 2.8 miles of bike riding is 104 which is about right for me. <text:s/>I set the weight setting at 128 pounds, and road 8.4 miles (equivalent to 3 miles of running) in 28:15. <text:s/>Calories used were 312. <text:s/>I road the last 2.8 miles fastest and brought my pulse up to 145 bpm. <text:s/>I warmed down with a ¼ mile slow jog. <text:s/>This was a good work out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7-11-30T09:15:42.79</dc:date>
    <dc:creator>James Lombardi</dc:creator>
    <meta:editing-duration>PT10H34M33S</meta:editing-duration>
    <meta:editing-cycles>63</meta:editing-cycles>
    <meta:generator>OpenOffice/4.1.2$Win32 OpenOffice.org_project/412m3$Build-9782</meta:generator>
    <meta:document-statistic meta:table-count="0" meta:image-count="0" meta:object-count="0" meta:page-count="7" meta:paragraph-count="133" meta:word-count="2251" meta:character-count="10733"/>
  </office:meta>
</office:document-meta>
</file>